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font-size="12pt" style:font-size-asian="12pt" style:font-size-complex="12pt"/>
    </style:style>
    <style:style style:name="ce5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2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2"/>
          <table:table-cell office:value-type="string" table:style-name="ce3">
            <text:p>1 applic</text:p>
          </table:table-cell>
          <table:table-cell office:value-type="string" table:style-name="ce3">
            <text:p>2 applics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Asia</text:p>
          </table:table-cell>
          <table:table-cell office:value-type="float" office:value="7431" table:style-name="ce5">
            <text:p>7,431</text:p>
          </table:table-cell>
          <table:table-cell office:value-type="float" office:value="1819" table:style-name="ce5">
            <text:p>1,819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N.America</text:p>
          </table:table-cell>
          <table:table-cell office:value-type="float" office:value="4844" table:style-name="ce5">
            <text:p>4,844</text:p>
          </table:table-cell>
          <table:table-cell office:value-type="float" office:value="16" table:style-name="ce5">
            <text:p>16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N.America</text:p>
          </table:table-cell>
          <table:table-cell office:value-type="float" office:value="2739" table:style-name="ce5">
            <text:p>2,739</text:p>
          </table:table-cell>
          <table:table-cell office:value-type="float" office:value="149" table:style-name="ce5">
            <text:p>14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4">
            <text:p>Europe and W.Asia</text:p>
          </table:table-cell>
          <table:table-cell office:value-type="float" office:value="4603" table:style-name="ce5">
            <text:p>4,603</text:p>
          </table:table-cell>
          <table:table-cell office:value-type="float" office:value="45" table:style-name="ce5">
            <text:p>45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Australia and NZ</text:p>
          </table:table-cell>
          <table:table-cell office:value-type="float" office:value="939" table:style-name="ce5">
            <text:p>939</text:p>
          </table:table-cell>
          <table:table-cell office:value-type="float" office:value="130" table:style-name="ce5">
            <text:p>130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4">
            <text:p>Africa</text:p>
          </table:table-cell>
          <table:table-cell office:value-type="float" office:value="4384" table:style-name="ce5">
            <text:p>4,384</text:p>
          </table:table-cell>
          <table:table-cell office:value-type="float" office:value="327" table:style-name="ce5">
            <text:p>327</text:p>
          </table:table-cell>
          <table:table-cell table:number-columns-repeated="16380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dmin</meta:initial-creator>
    <dc:creator>Admin</dc:creator>
    <meta:creation-date>2021-11-15T09:12:45Z</meta:creation-date>
    <dc:date>2021-11-15T09:24:42Z</dc:date>
  </office:meta>
</office:document-meta>
</file>